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paragraph-rsid="001e6465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e6465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size="12pt" style:font-size-asian="12pt" style:font-size-complex="12pt"/>
    </style:style>
    <style:style style:name="P4" style:family="paragraph" style:parent-style-name="Text_20_body" style:list-style-name="L2">
      <style:paragraph-properties fo:margin-top="0cm" fo:margin-bottom="0cm" loext:contextual-spacing="false" fo:line-height="120%" style:writing-mode="lr-tb"/>
      <style:text-properties fo:font-size="12pt" officeooo:paragraph-rsid="001e6465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size="12p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e6465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e8e6d68a-0efb-34b4-375a-2e48aa40bcee"/><text:span text:style-name="T3">Definición del problema</text:span></text:p>
      <text:p text:style-name="P3"><text:span text:style-name="T3"/></text:p>
      <text:p text:style-name="P3"><text:span text:style-name="T4">Actualmente, muchas empresas de remises desarrollan sus actividades de la manera tradicional. Esto es, cada móvil cuenta con una radio con la cual se puede comunicar con la central. A medida que las personas llaman por teléfono pidiendo un remis, el operador de la central comienza a comunicarse con los choferes con el objetivo de encontrar el móvil desocupado más próximo a la dirección del cliente. </text:span></text:p>
      <text:p text:style-name="P3"><text:span text:style-name="T4"/></text:p>
      <text:p text:style-name="P2">Esta forma de trabajar, si bien da resultado, no es la manera más eficiente de hacerlo ya que presenta una serie de problemas:</text:p>
      <text:list xml:id="list5622987854203267555" text:style-name="L2">
        <text:list-item>
          <text:p text:style-name="P4"><text:span text:style-name="T4">Hay una demora por parte del operador en la búsqueda de un móvil disponible cerca de la dirección del pasaje. Esta demora influye en el tiempo de respuesta y en la calidad del servicio.</text:span></text:p>
        </text:list-item>
      </text:list>
      <text:list xml:id="list5013032962196738858" text:style-name="L1">
        <text:list-item>
          <text:p text:style-name="P6">No existe una asignación de pasajes equitativa entre los choferes.</text:p>
        </text:list-item>
        <text:list-item>
          <text:p text:style-name="P6">Cada móvil debe escuchar constantemente la radio. Esto le causa al chofer un desvío de atención de su verdadera tarea y fatiga al finalizar la jornada.</text:p>
        </text:list-item>
        <text:list-item>
          <text:p text:style-name="P6">Debido a la falta de información que se tiene de la ubicación de los móviles en tiempo real, es muy difícil para el operador estimar el tiempo en que el remis llegará a la dirección del cliente que hizo el pedido. Esta falta de estimación (o estimación basada solo en la experiencia) le resta valor al servicio brindado por la empresa.</text:p>
        </text:list-item>
        <text:list-item>
          <text:p text:style-name="P7">Imposibilidad de brindar al cliente una mejor forma de acceder al servicio ya que la empresa está ligada al funcionamiento tradicional de este rubro.</text:p>
        </text:list-item>
      </text:list>
      <text:p text:style-name="P1"><text:line-break/><text:span text:style-name="T4">En resumen, el principal problema radica en la falta de eficiencia del procedimiento utilizado por la empresa para brindar su servic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01T23:39:04.199713043</meta:creation-date>
    <dc:date>2016-06-01T23:41:42.389595871</dc:date>
    <dc:creator>sebastian </dc:creator>
    <meta:editing-duration>PT2M38S</meta:editing-duration>
    <meta:editing-cycles>1</meta:editing-cycles>
    <meta:document-statistic meta:table-count="0" meta:image-count="0" meta:object-count="0" meta:page-count="1" meta:paragraph-count="9" meta:word-count="273" meta:character-count="1578" meta:non-whitespace-character-count="1317"/>
    <meta:generator>LibreOffice/5.0.3.2$Linux_X86_64 LibreOffice_project/00m0$Build-2</meta:generator>
  </office:meta>
</office:document-meta>
</file>